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ableColumn3" style:family="table-column">
      <style:table-column-properties style:column-width="0.3937in"/>
    </style:style>
    <style:style style:name="TableColumn4" style:family="table-column">
      <style:table-column-properties style:column-width="2.9548in"/>
    </style:style>
    <style:style style:name="TableColumn5" style:family="table-column">
      <style:table-column-properties style:column-width="2.0673in"/>
    </style:style>
    <style:style style:name="TableColumn6" style:family="table-column">
      <style:table-column-properties style:column-width="1.275in"/>
    </style:style>
    <style:style style:name="Table2" style:family="table">
      <style:table-properties style:width="6.6909in" style:rel-width="106.32%" fo:margin-left="-0.3972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Paragraphedeliste" style:list-style-name="LFO1" style:family="paragraph">
      <style:paragraph-properties fo:margin-bottom="0in" fo:line-height="100%"/>
    </style:style>
    <style:style style:name="P77" style:parent-style-name="Paragraphedeliste" style:list-style-name="LFO1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Paragraphedeliste" style:list-style-name="LFO1" style:family="paragraph">
      <style:paragraph-properties fo:margin-bottom="0in" fo:line-height="100%"/>
    </style:style>
    <style:style style:name="P105" style:parent-style-name="Paragraphedeliste" style:list-style-name="LFO1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Paragraphedeliste" style:list-style-name="LFO1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Paragraphedeliste" style:list-style-name="LFO2" style:family="paragraph">
      <style:paragraph-properties fo:margin-bottom="0in" fo:line-height="100%"/>
    </style:style>
    <style:style style:name="P124" style:parent-style-name="Paragraphedeliste" style:list-style-name="LFO2" style:family="paragraph">
      <style:paragraph-properties fo:margin-bottom="0in" fo:line-height="100%"/>
    </style:style>
    <style:style style:name="P125" style:parent-style-name="Paragraphedeliste" style:list-style-name="LFO2" style:family="paragraph">
      <style:paragraph-properties fo:margin-bottom="0in" fo:line-height="100%"/>
    </style:style>
    <style:style style:name="P126" style:parent-style-name="Paragraphedeliste" style:list-style-name="LFO2" style:family="paragraph">
      <style:paragraph-properties fo:margin-bottom="0in" fo:line-height="100%"/>
    </style:style>
    <style:style style:name="P127" style:parent-style-name="Paragraphedeliste" style:list-style-name="LFO2" style:family="paragraph">
      <style:paragraph-properties fo:margin-bottom="0in" fo:line-height="100%"/>
    </style:style>
    <style:style style:name="P128" style:parent-style-name="Paragraphedeliste" style:list-style-name="LFO2" style:family="paragraph">
      <style:paragraph-properties fo:margin-bottom="0in" fo:line-height="100%"/>
    </style:style>
    <style:style style:name="P129" style:parent-style-name="Paragraphedeliste" style:list-style-name="LFO2" style:family="paragraph">
      <style:paragraph-properties fo:margin-bottom="0in" fo:line-height="100%"/>
    </style:style>
    <style:style style:name="P130" style:parent-style-name="Paragraphedeliste" style:list-style-name="LFO2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Paragraphedeliste" style:list-style-name="LFO3" style:family="paragraph">
      <style:paragraph-properties fo:margin-bottom="0in" fo:line-height="100%"/>
    </style:style>
    <style:style style:name="P149" style:parent-style-name="Paragraphedeliste" style:list-style-name="LFO3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Paragraphedeliste" style:list-style-name="LFO2" style:family="paragraph">
      <style:paragraph-properties fo:margin-bottom="0in" fo:line-height="100%"/>
    </style:style>
    <style:style style:name="P159" style:parent-style-name="Paragraphedeliste" style:list-style-name="LFO2" style:family="paragraph">
      <style:paragraph-properties fo:margin-bottom="0in" fo:line-height="100%"/>
    </style:style>
    <style:style style:name="P160" style:parent-style-name="Paragraphedeliste" style:list-style-name="LFO2" style:family="paragraph">
      <style:paragraph-properties fo:margin-bottom="0in" fo:line-height="100%"/>
    </style:style>
    <style:style style:name="P161" style:parent-style-name="Paragraphedeliste" style:list-style-name="LFO2" style:family="paragraph">
      <style:paragraph-properties fo:margin-bottom="0in" fo:line-height="100%"/>
    </style:style>
    <style:style style:name="P162" style:parent-style-name="Paragraphedeliste" style:list-style-name="LFO2" style:family="paragraph">
      <style:paragraph-properties fo:margin-bottom="0in" fo:line-height="100%"/>
    </style:style>
    <style:style style:name="P163" style:parent-style-name="Paragraphedeliste" style:list-style-name="LFO2" style:family="paragraph">
      <style:paragraph-properties fo:margin-bottom="0in" fo:line-height="100%"/>
    </style:style>
    <style:style style:name="P164" style:parent-style-name="Paragraphedeliste" style:list-style-name="LFO2" style:family="paragraph">
      <style:paragraph-properties fo:margin-bottom="0in" fo:line-height="100%"/>
    </style:style>
    <style:style style:name="P165" style:parent-style-name="Paragraphedeliste" style:list-style-name="LFO2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171" style:parent-style-name="Policepardéfaut" style:family="text">
      <style:text-properties fo:color="#000000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Paragraphedeliste" style:list-style-name="LFO2" style:family="paragraph">
      <style:paragraph-properties fo:margin-bottom="0in" fo:line-height="100%"/>
    </style:style>
    <style:style style:name="P176" style:parent-style-name="Paragraphedeliste" style:list-style-name="LFO2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Paragraphedeliste" style:list-style-name="LFO2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Paragraphedeliste" style:list-style-name="LFO2" style:family="paragraph">
      <style:paragraph-properties fo:margin-bottom="0in" fo:line-height="100%"/>
    </style:style>
    <style:style style:name="P195" style:parent-style-name="Paragraphedeliste" style:list-style-name="LFO2" style:family="paragraph">
      <style:paragraph-properties fo:margin-bottom="0in" fo:line-height="100%"/>
    </style:style>
    <style:style style:name="P196" style:parent-style-name="Paragraphedeliste" style:list-style-name="LFO2" style:family="paragraph">
      <style:paragraph-properties fo:margin-bottom="0in" fo:line-height="100%"/>
    </style:style>
    <style:style style:name="P197" style:parent-style-name="Paragraphedeliste" style:list-style-name="LFO2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Paragraphedeliste" style:list-style-name="LFO2" style:family="paragraph">
      <style:paragraph-properties fo:margin-bottom="0in" fo:line-height="100%"/>
    </style:style>
    <style:style style:name="P207" style:parent-style-name="Paragraphedeliste" style:list-style-name="LFO2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Paragraphedeliste" style:list-style-name="LFO2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Paragraphedeliste" style:list-style-name="LFO2" style:family="paragraph">
      <style:paragraph-properties fo:margin-bottom="0in" fo:line-height="100%"/>
    </style:style>
    <style:style style:name="P226" style:parent-style-name="Paragraphedeliste" style:list-style-name="LFO2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Paragraphedeliste" style:list-style-name="LFO2" style:family="paragraph">
      <style:paragraph-properties fo:margin-bottom="0in" fo:line-height="100%"/>
    </style:style>
    <style:style style:name="P236" style:parent-style-name="Paragraphedeliste" style:list-style-name="LFO2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Paragraphedeliste" style:list-style-name="LFO2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Paragraphedeliste" style:list-style-name="LFO2" style:family="paragraph">
      <style:paragraph-properties fo:margin-bottom="0in" fo:line-height="100%"/>
    </style:style>
    <style:style style:name="P255" style:parent-style-name="Paragraphedeliste" style:list-style-name="LFO2" style:family="paragraph">
      <style:paragraph-properties fo:margin-bottom="0in" fo:line-height="100%"/>
    </style:style>
    <style:style style:name="P256" style:parent-style-name="Paragraphedeliste" style:list-style-name="LFO2" style:family="paragraph">
      <style:paragraph-properties fo:margin-bottom="0in" fo:line-height="100%"/>
    </style:style>
    <style:style style:name="P257" style:parent-style-name="Paragraphedeliste" style:list-style-name="LFO2" style:family="paragraph">
      <style:paragraph-properties fo:margin-bottom="0in" fo:line-height="100%"/>
    </style:style>
    <style:style style:name="P258" style:parent-style-name="Paragraphedeliste" style:list-style-name="LFO2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Paragraphedeliste" style:family="paragraph">
      <style:paragraph-properties fo:margin-bottom="0in" fo:line-height="100%" fo:margin-left="0.25in">
        <style:tab-stops/>
      </style:paragraph-properties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Paragraphedeliste" style:list-style-name="LFO2" style:family="paragraph">
      <style:paragraph-properties fo:margin-bottom="0in" fo:line-height="100%"/>
    </style:style>
    <style:style style:name="P277" style:parent-style-name="Paragraphedeliste" style:list-style-name="LFO2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color="#000000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color="#000000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Paragraphedeliste" style:list-style-name="LFO2" style:family="paragraph">
      <style:paragraph-properties fo:margin-bottom="0in" fo:line-height="100%"/>
      <style:text-properties fo:color="#000000"/>
    </style:style>
    <style:style style:name="P287" style:parent-style-name="Paragraphedeliste" style:list-style-name="LFO2" style:family="paragraph">
      <style:paragraph-properties fo:margin-bottom="0in" fo:line-height="100%"/>
      <style:text-properties fo:color="#000000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color="#000000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color="#000000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color="#000000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Paragraphedeliste" style:list-style-name="LFO2" style:family="paragraph">
      <style:paragraph-properties fo:margin-bottom="0in" fo:line-height="100%"/>
      <style:text-properties fo:color="#000000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fo:color="#000000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fo:color="#000000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color="#000000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Paragraphedeliste" style:list-style-name="LFO2" style:family="paragraph">
      <style:paragraph-properties fo:margin-bottom="0in" fo:line-height="100%"/>
      <style:text-properties fo:color="#000000"/>
    </style:style>
    <style:style style:name="P306" style:parent-style-name="Paragraphedeliste" style:list-style-name="LFO2" style:family="paragraph">
      <style:paragraph-properties fo:margin-bottom="0in" fo:line-height="100%"/>
      <style:text-properties fo:color="#000000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fo:color="#000000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fo:color="#000000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color="#000000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Paragraphedeliste" style:family="paragraph">
      <style:paragraph-properties fo:margin-bottom="0in" fo:line-height="100%" fo:margin-left="0.25in">
        <style:tab-stops/>
      </style:paragraph-properties>
      <style:text-properties fo:color="#000000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fo:color="#000000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color="#000000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fo:color="#000000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Paragraphedeliste" style:list-style-name="LFO2" style:family="paragraph">
      <style:paragraph-properties fo:margin-bottom="0in" fo:line-height="100%"/>
      <style:text-properties fo:color="#000000"/>
    </style:style>
    <style:style style:name="P325" style:parent-style-name="Paragraphedeliste" style:list-style-name="LFO2" style:family="paragraph">
      <style:paragraph-properties fo:margin-bottom="0in" fo:line-height="100%"/>
      <style:text-properties fo:color="#000000"/>
    </style:style>
    <style:style style:name="P326" style:parent-style-name="Paragraphedeliste" style:list-style-name="LFO2" style:family="paragraph">
      <style:paragraph-properties fo:margin-bottom="0in" fo:line-height="100%"/>
      <style:text-properties fo:color="#000000"/>
    </style:style>
    <style:style style:name="P327" style:parent-style-name="Paragraphedeliste" style:list-style-name="LFO2" style:family="paragraph">
      <style:paragraph-properties fo:margin-bottom="0in" fo:line-height="100%"/>
      <style:text-properties fo:color="#000000"/>
    </style:style>
    <style:style style:name="P328" style:parent-style-name="Paragraphedeliste" style:list-style-name="LFO2" style:family="paragraph">
      <style:paragraph-properties fo:margin-bottom="0in" fo:line-height="100%"/>
      <style:text-properties fo:color="#000000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color="#000000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Paragraphedeliste" style:list-style-name="LFO2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Paragraphedeliste" style:list-style-name="LFO2" style:family="paragraph">
      <style:paragraph-properties fo:margin-bottom="0in" fo:line-height="100%"/>
    </style:style>
    <style:style style:name="P347" style:parent-style-name="Paragraphedeliste" style:list-style-name="LFO2" style:family="paragraph">
      <style:paragraph-properties fo:margin-bottom="0in" fo:line-height="100%"/>
    </style:style>
    <style:style style:name="P348" style:parent-style-name="Paragraphedeliste" style:list-style-name="LFO2" style:family="paragraph">
      <style:paragraph-properties fo:margin-bottom="0in" fo:line-height="100%"/>
    </style:style>
    <style:style style:name="P349" style:parent-style-name="Paragraphedeliste" style:list-style-name="LFO2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Paragraphedeliste" style:list-style-name="LFO2" style:family="paragraph">
      <style:paragraph-properties fo:margin-bottom="0in" fo:line-height="100%"/>
    </style:style>
    <style:style style:name="P359" style:parent-style-name="Paragraphedeliste" style:list-style-name="LFO2" style:family="paragraph">
      <style:paragraph-properties fo:margin-bottom="0in" fo:line-height="100%"/>
    </style:style>
    <style:style style:name="P360" style:parent-style-name="Paragraphedeliste" style:list-style-name="LFO2" style:family="paragraph">
      <style:paragraph-properties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Paragraphedeliste" style:list-style-name="LFO2" style:family="paragraph">
      <style:paragraph-properties fo:margin-bottom="0in" fo:line-height="100%"/>
    </style:style>
    <style:style style:name="P370" style:parent-style-name="Paragraphedeliste" style:list-style-name="LFO2" style:family="paragraph">
      <style:paragraph-properties fo:margin-bottom="0in" fo:line-height="100%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ableRow383" style:family="table-row">
      <style:table-row-properties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</style:style>
    <style:style style:name="P38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388" style:family="table-column">
      <style:table-column-properties style:column-width="0.3937in"/>
    </style:style>
    <style:style style:name="TableColumn389" style:family="table-column">
      <style:table-column-properties style:column-width="2.4611in"/>
    </style:style>
    <style:style style:name="TableColumn390" style:family="table-column">
      <style:table-column-properties style:column-width="2.5611in"/>
    </style:style>
    <style:style style:name="TableColumn391" style:family="table-column">
      <style:table-column-properties style:column-width="1.275in"/>
    </style:style>
    <style:style style:name="Table387" style:family="table">
      <style:table-properties style:width="6.6909in" style:rel-width="106.32%" fo:margin-left="-0.3972in" table:align="left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ableRow428" style:family="table-row">
      <style:table-row-properties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Paragraphedeliste" style:list-style-name="LFO4" style:family="paragraph">
      <style:paragraph-properties fo:margin-bottom="0in" fo:line-height="100%"/>
    </style:style>
    <style:style style:name="P462" style:parent-style-name="Paragraphedeliste" style:list-style-name="LFO4" style:family="paragraph">
      <style:paragraph-properties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</style:style>
    <style:style style:name="TableRow483" style:family="table-row">
      <style:table-row-properties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Paragraphedeliste" style:list-style-name="LFO5" style:family="paragraph">
      <style:paragraph-properties fo:margin-bottom="0in" fo:line-height="100%"/>
    </style:style>
    <style:style style:name="P508" style:parent-style-name="Paragraphedeliste" style:list-style-name="LFO5" style:family="paragraph">
      <style:paragraph-properties fo:margin-bottom="0in" fo:line-height="10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</style:style>
    <style:style style:name="TableRow511" style:family="table-row">
      <style:table-row-properties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Paragraphedeliste" style:list-style-name="LFO6" style:family="paragraph">
      <style:paragraph-properties fo:margin-bottom="0in" fo:line-height="100%"/>
    </style:style>
    <style:style style:name="P518" style:parent-style-name="Paragraphedeliste" style:list-style-name="LFO6" style:family="paragraph">
      <style:paragraph-properties fo:margin-bottom="0in" fo:line-height="100%"/>
    </style:style>
    <style:style style:name="P519" style:parent-style-name="Paragraphedeliste" style:list-style-name="LFO6" style:family="paragraph">
      <style:paragraph-properties fo:margin-bottom="0in" fo:line-height="100%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</style:style>
    <style:style style:name="TableRow531" style:family="table-row">
      <style:table-row-properties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Paragraphedeliste" style:list-style-name="LFO4" style:family="paragraph">
      <style:paragraph-properties fo:margin-bottom="0in" fo:line-height="100%"/>
    </style:style>
    <style:style style:name="P538" style:parent-style-name="Paragraphedeliste" style:list-style-name="LFO4" style:family="paragraph">
      <style:paragraph-properties fo:margin-bottom="0in" fo:line-height="100%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</style:style>
    <style:style style:name="TableRow541" style:family="table-row">
      <style:table-row-properties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Paragraphedeliste" style:list-style-name="LFO4" style:family="paragraph">
      <style:paragraph-properties fo:margin-bottom="0in" fo:line-height="100%"/>
    </style:style>
    <style:style style:name="P548" style:parent-style-name="Paragraphedeliste" style:list-style-name="LFO4" style:family="paragraph">
      <style:paragraph-properties fo:margin-bottom="0in" fo:line-height="100%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</style:style>
    <style:style style:name="TableRow551" style:family="table-row">
      <style:table-row-properties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Paragraphedeliste" style:list-style-name="LFO4" style:family="paragraph">
      <style:paragraph-properties fo:margin-bottom="0in" fo:line-height="100%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Paragraphedeliste" style:list-style-name="LFO6" style:family="paragraph">
      <style:paragraph-properties fo:margin-bottom="0in" fo:line-height="100%"/>
    </style:style>
    <style:style style:name="P567" style:parent-style-name="Paragraphedeliste" style:list-style-name="LFO6" style:family="paragraph">
      <style:paragraph-properties fo:margin-bottom="0in" fo:line-height="100%"/>
    </style:style>
    <style:style style:name="P568" style:parent-style-name="Paragraphedeliste" style:list-style-name="LFO6" style:family="paragraph">
      <style:paragraph-properties fo:margin-bottom="0in" fo:line-height="100%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</style:style>
    <style:style style:name="TableRow571" style:family="table-row">
      <style:table-row-properties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Paragraphedeliste" style:list-style-name="LFO4" style:family="paragraph">
      <style:paragraph-properties fo:margin-bottom="0in" fo:line-height="100%"/>
    </style:style>
    <style:style style:name="P578" style:parent-style-name="Paragraphedeliste" style:list-style-name="LFO4" style:family="paragraph">
      <style:paragraph-properties fo:margin-bottom="0in" fo:line-height="100%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</style:style>
    <style:style style:name="TableRow581" style:family="table-row">
      <style:table-row-properties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Paragraphedeliste" style:list-style-name="LFO4" style:family="paragraph">
      <style:paragraph-properties fo:margin-bottom="0in" fo:line-height="100%"/>
    </style:style>
    <style:style style:name="P588" style:parent-style-name="Paragraphedeliste" style:list-style-name="LFO4" style:family="paragraph">
      <style:paragraph-properties fo:margin-bottom="0in" fo:line-height="100%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>
        <style:tab-stops>
          <style:tab-stop style:type="left" style:position="0.1666in"/>
        </style:tab-stops>
      </style:paragraph-properties>
    </style:style>
    <style:style style:name="P59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596" style:family="table-column">
      <style:table-column-properties style:column-width="0.3937in"/>
    </style:style>
    <style:style style:name="TableColumn597" style:family="table-column">
      <style:table-column-properties style:column-width="2.9534in"/>
    </style:style>
    <style:style style:name="TableColumn598" style:family="table-column">
      <style:table-column-properties style:column-width="1.968in"/>
    </style:style>
    <style:style style:name="TableColumn599" style:family="table-column">
      <style:table-column-properties style:column-width="1.9694in"/>
    </style:style>
    <style:style style:name="Table595" style:family="table">
      <style:table-properties style:width="7.2847in" style:rel-width="115.76%" fo:margin-left="-0.5944in" table:align="left"/>
    </style:style>
    <style:style style:name="TableRow600" style:family="table-row">
      <style:table-row-properties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09" style:family="table-row">
      <style:table-row-properties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</style:style>
    <style:style style:name="TableRow618" style:family="table-row">
      <style:table-row-properties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</style:style>
    <style:style style:name="TableRow627" style:family="table-row">
      <style:table-row-properties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</style:style>
    <style:style style:name="TableRow645" style:family="table-row">
      <style:table-row-properties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</style:style>
    <style:style style:name="TableRow654" style:family="table-row">
      <style:table-row-properties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</style:style>
    <style:style style:name="P663" style:parent-style-name="Normal" style:family="paragraph">
      <style:paragraph-properties fo:margin-bottom="0in" fo:line-height="100%"/>
    </style:style>
    <style:style style:name="TableRow664" style:family="table-row">
      <style:table-row-properties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67" style:family="table-row">
      <style:table-row-properties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Paragraphedeliste" style:list-style-name="LFO7" style:family="paragraph">
      <style:paragraph-properties fo:margin-bottom="0in" fo:line-height="100%"/>
    </style:style>
    <style:style style:name="P674" style:parent-style-name="Paragraphedeliste" style:list-style-name="LFO7" style:family="paragraph">
      <style:paragraph-properties fo:margin-bottom="0in" fo:line-height="100%"/>
    </style:style>
    <style:style style:name="P675" style:parent-style-name="Paragraphedeliste" style:list-style-name="LFO7" style:family="paragraph">
      <style:paragraph-properties fo:margin-bottom="0in" fo:line-height="100%"/>
    </style:style>
    <style:style style:name="P676" style:parent-style-name="Paragraphedeliste" style:list-style-name="LFO7" style:family="paragraph">
      <style:paragraph-properties fo:margin-bottom="0in" fo:line-height="100%"/>
    </style:style>
    <style:style style:name="P677" style:parent-style-name="Paragraphedeliste" style:list-style-name="LFO7" style:family="paragraph">
      <style:paragraph-properties fo:margin-bottom="0in" fo:line-height="100%"/>
    </style:style>
    <style:style style:name="P678" style:parent-style-name="Paragraphedeliste" style:list-style-name="LFO7" style:family="paragraph">
      <style:paragraph-properties fo:margin-bottom="0in" fo:line-height="100%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84" style:family="table-row">
      <style:table-row-properties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</style:style>
    <style:style style:name="TableRow693" style:family="table-row">
      <style:table-row-properties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margin-bottom="0in" fo:line-height="100%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Paragraphedeliste" style:family="paragraph">
      <style:paragraph-properties fo:margin-bottom="0in" fo:line-height="100%" fo:margin-left="0.25in">
        <style:tab-stops/>
      </style:paragraph-properties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Paragraphedeliste" style:family="paragraph">
      <style:paragraph-properties fo:margin-bottom="0in" fo:line-height="100%" fo:margin-left="0.25in">
        <style:tab-stops/>
      </style:paragraph-properties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Paragraphedeliste" style:family="paragraph">
      <style:paragraph-properties fo:margin-bottom="0in" fo:line-height="100%" fo:margin-left="0.25in">
        <style:tab-stops/>
      </style:paragraph-properties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ableRow720" style:family="table-row">
      <style:table-row-properties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Paragraphedeliste" style:family="paragraph">
      <style:paragraph-properties fo:margin-bottom="0in" fo:line-height="100%" fo:margin-left="0.25in">
        <style:tab-stops/>
      </style:paragraph-properties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</style:style>
    <style:style style:name="TableRow738" style:family="table-row">
      <style:table-row-properties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</style:style>
    <style:style style:name="TableRow765" style:family="table-row">
      <style:table-row-properties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</style:style>
    <style:style style:name="TableRow783" style:family="table-row">
      <style:table-row-properties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</style:style>
    <style:style style:name="TableRow792" style:family="table-row">
      <style:table-row-properties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</style:style>
    <style:style style:name="TableRow801" style:family="table-row">
      <style:table-row-properties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margin-bottom="0in" fo:line-height="100%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</style:style>
    <style:style style:name="TableRow810" style:family="table-row">
      <style:table-row-properties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</style:style>
    <style:style style:name="TableRow819" style:family="table-row">
      <style:table-row-properties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 fo:line-height="100%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</style:style>
    <style:style style:name="TableRow837" style:family="table-row">
      <style:table-row-properties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</style:style>
    <style:style style:name="TableRow846" style:family="table-row">
      <style:table-row-properties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67" style:family="table-row">
      <style:table-row-properties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margin-bottom="0in" fo:line-height="100%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Paragraphedeliste" style:list-style-name="LFO4" style:family="paragraph">
      <style:paragraph-properties fo:margin-bottom="0in" fo:line-height="100%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margin-bottom="0in" fo:line-height="100%"/>
    </style:style>
    <style:style style:name="TableRow876" style:family="table-row">
      <style:table-row-properties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100%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 fo:line-height="100%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Paragraphedeliste" style:list-style-name="LFO4" style:family="paragraph">
      <style:paragraph-properties fo:margin-bottom="0in" fo:line-height="100%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 fo:line-height="100%"/>
    </style:style>
    <style:style style:name="TableRow885" style:family="table-row">
      <style:table-row-properties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margin-bottom="0in" fo:line-height="100%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margin-bottom="0in" fo:line-height="100%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Paragraphedeliste" style:list-style-name="LFO4" style:family="paragraph">
      <style:paragraph-properties fo:margin-bottom="0in" fo:line-height="100%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 fo:line-height="100%"/>
    </style:style>
    <style:style style:name="TableRow894" style:family="table-row">
      <style:table-row-properties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" style:family="paragraph">
      <style:paragraph-properties fo:margin-bottom="0in" fo:line-height="100%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" style:family="paragraph">
      <style:paragraph-properties fo:margin-bottom="0in" fo:line-height="100%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Paragraphedeliste" style:list-style-name="LFO4" style:family="paragraph">
      <style:paragraph-properties fo:margin-bottom="0in" fo:line-height="100%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Formulaire 1 : sit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°</text:p>
          </table:table-cell>
          <table:table-cell table:style-name="TableCell10">
            <text:p text:style-name="P11">Fenêtres</text:p>
          </table:table-cell>
          <table:table-cell table:style-name="TableCell12">
            <text:p text:style-name="P13">Réponses</text:p>
          </table:table-cell>
          <table:table-cell table:style-name="TableCell14">
            <text:p text:style-name="P15">Observations</text:p>
          </table:table-cell>
        </table:table-row>
        <table:table-row table:style-name="TableRow16">
          <table:table-cell table:style-name="TableCell17">
            <text:p text:style-name="P18">1</text:p>
          </table:table-cell>
          <table:table-cell table:style-name="TableCell19">
            <text:p text:style-name="P20">Code de l’enquêteur</text:p>
          </table:table-cell>
          <table:table-cell table:style-name="TableCell21">
            <text:p text:style-name="P22">A attribuer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2</text:p>
          </table:table-cell>
          <table:table-cell table:style-name="TableCell28">
            <text:p text:style-name="P29">Liste des districts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3</text:p>
          </table:table-cell>
          <table:table-cell table:style-name="TableCell37">
            <text:p text:style-name="P38">Liste de postes de santé</text:p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4</text:p>
          </table:table-cell>
          <table:table-cell table:style-name="TableCell46">
            <text:p text:style-name="P47">Liste des écoles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5</text:p>
          </table:table-cell>
          <table:table-cell table:style-name="TableCell55">
            <text:p text:style-name="P56">Code de<text:s/>l’école</text:p>
          </table:table-cell>
          <table:table-cell table:style-name="TableCell57">
            <text:p text:style-name="P58">A générer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6</text:p>
          </table:table-cell>
          <table:table-cell table:style-name="TableCell64">
            <text:p text:style-name="P65">Prénom et Nom du Directeur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7</text:p>
          </table:table-cell>
          <table:table-cell table:style-name="TableCell73">
            <text:p text:style-name="P74">Le directeur/Président APE a-t-il donné son consentement</text:p>
          </table:table-cell>
          <table:table-cell table:style-name="TableCell75">
            <text:list text:style-name="LFO1" text:continue-numbering="true">
              <text:list-item>
                <text:p text:style-name="P76">Oui</text:p>
              </text:list-item>
              <text:list-item>
                <text:p text:style-name="P77">Non</text:p>
              </text:list-item>
            </text:list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>Si non l’enquête est arrêtée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>Si oui on passe à la question</text:p>
          </table:table-cell>
        </table:table-row>
        <table:table-row table:style-name="TableRow98">
          <table:table-cell table:style-name="TableCell99">
            <text:p text:style-name="P100">8</text:p>
          </table:table-cell>
          <table:table-cell table:style-name="TableCell101">
            <text:p text:style-name="P102">Y a-t-il une source d’eau potable dans l’école</text:p>
          </table:table-cell>
          <table:table-cell table:style-name="TableCell103">
            <text:list text:style-name="LFO1" text:continue-numbering="true">
              <text:list-item>
                <text:p text:style-name="P104">Oui</text:p>
              </text:list-item>
              <text:list-item>
                <text:p text:style-name="P105">Non</text:p>
              </text:list-item>
            </text:list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list text:style-name="LFO1" text:continue-numbering="true">
              <text:list-item>
                <text:p text:style-name="P114"/>
              </text:list-item>
            </text:list>
          </table:table-cell>
          <table:table-cell table:style-name="TableCell115">
            <text:p text:style-name="P116">Si oui</text:p>
          </table:table-cell>
        </table:table-row>
        <table:table-row table:style-name="TableRow117">
          <table:table-cell table:style-name="TableCell118">
            <text:p text:style-name="P119">8a</text:p>
          </table:table-cell>
          <table:table-cell table:style-name="TableCell120">
            <text:p text:style-name="P121">Quelle est la nature du point d’eau</text:p>
          </table:table-cell>
          <table:table-cell table:style-name="TableCell122">
            <text:list text:style-name="LFO2" text:continue-numbering="true">
              <text:list-item>
                <text:p text:style-name="P123">Borne fontaine public</text:p>
              </text:list-item>
              <text:list-item>
                <text:p text:style-name="P124">Robinet</text:p>
              </text:list-item>
              <text:list-item>
                <text:p text:style-name="P125">Puits amélioré (avec couvercle)</text:p>
              </text:list-item>
              <text:list-item>
                <text:p text:style-name="P126">Puits sans couvercle</text:p>
              </text:list-item>
              <text:list-item>
                <text:p text:style-name="P127">Puits forage avec pompe manuelle</text:p>
              </text:list-item>
              <text:list-item>
                <text:p text:style-name="P128">Collecte d’eau de puits</text:p>
              </text:list-item>
              <text:list-item>
                <text:p text:style-name="P129">Citerne<text:s/></text:p>
              </text:list-item>
              <text:list-item>
                <text:p text:style-name="P130">Autre (à préciser)</text:p>
              </text:list-item>
            </text:list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>Si non</text:p>
          </table:table-cell>
        </table:table-row>
        <table:table-row table:style-name="TableRow142">
          <table:table-cell table:style-name="TableCell143">
            <text:p text:style-name="P144">8b</text:p>
          </table:table-cell>
          <table:table-cell table:style-name="TableCell145">
            <text:p text:style-name="P146">A quelle distance se situe la<text:s/>source d’eau potable</text:p>
          </table:table-cell>
          <table:table-cell table:style-name="TableCell147">
            <text:list text:style-name="LFO3" text:continue-numbering="true">
              <text:list-item>
                <text:p text:style-name="P148">A moins de 15mn de marche aller-retour à partir de l’école</text:p>
              </text:list-item>
              <text:list-item>
                <text:p text:style-name="P149">A plus de 15mn de marche aller-retour à partir de l’école</text:p>
              </text:list-item>
            </text:list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8c</text:p>
          </table:table-cell>
          <table:table-cell table:style-name="TableCell155">
            <text:p text:style-name="P156">Quelle est la nature du point d’eau</text:p>
          </table:table-cell>
          <table:table-cell table:style-name="TableCell157">
            <text:list text:style-name="LFO2" text:continue-numbering="true">
              <text:list-item>
                <text:p text:style-name="P158">Borne fontaine public</text:p>
              </text:list-item>
              <text:list-item>
                <text:p text:style-name="P159">Robinet</text:p>
              </text:list-item>
              <text:list-item>
                <text:p text:style-name="P160">Puits amélioré (avec couvercle)</text:p>
              </text:list-item>
              <text:list-item>
                <text:p text:style-name="P161">Puits sans<text:s/>couvercle</text:p>
              </text:list-item>
              <text:list-item>
                <text:p text:style-name="P162">Puits forage avec pompe manuelle</text:p>
              </text:list-item>
              <text:list-item>
                <text:p text:style-name="P163">Collecte d’eau de puits</text:p>
              </text:list-item>
              <text:list-item>
                <text:p text:style-name="P164">Citerne</text:p>
              </text:list-item>
              <text:list-item>
                <text:p text:style-name="P165">Autre (à préciser)</text:p>
              </text:list-item>
            </text:list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<text:span text:style-name="T171">9</text:span></text:p>
          </table:table-cell>
          <table:table-cell table:style-name="TableCell172">
            <text:p text:style-name="P173">Y a-t-il des toilettes à l’école</text:p>
          </table:table-cell>
          <table:table-cell table:style-name="TableCell174">
            <text:list text:style-name="LFO2" text:continue-numbering="true">
              <text:list-item>
                <text:p text:style-name="P175">Oui</text:p>
              </text:list-item>
              <text:list-item>
                <text:p text:style-name="P176">Non</text:p>
              </text:list-item>
            </text:list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list text:style-name="LFO2" text:continue-numbering="true">
              <text:list-item>
                <text:p text:style-name="P185"/>
              </text:list-item>
            </text:list>
          </table:table-cell>
          <table:table-cell table:style-name="TableCell186">
            <text:p text:style-name="P187">Si oui</text:p>
          </table:table-cell>
        </table:table-row>
        <table:table-row table:style-name="TableRow188">
          <table:table-cell table:style-name="TableCell189">
            <text:p text:style-name="P190">9a</text:p>
          </table:table-cell>
          <table:table-cell table:style-name="TableCell191">
            <text:p text:style-name="P192">Quelle est la nature des toilettes</text:p>
          </table:table-cell>
          <table:table-cell table:style-name="TableCell193">
            <text:list text:style-name="LFO2" text:continue-numbering="true">
              <text:list-item>
                <text:p text:style-name="P194">Latrine améliorée avec fosse ventilée</text:p>
              </text:list-item>
              <text:list-item>
                <text:p text:style-name="P195">Latrine sans fosse</text:p>
              </text:list-item>
              <text:list-item>
                <text:p text:style-name="P196">Toilette<text:s/>avec chasse manuelle</text:p>
              </text:list-item>
              <text:list-item>
                <text:p text:style-name="P197">Toilette avec chasse d’eau</text:p>
              </text:list-item>
            </text:list>
          </table:table-cell>
          <table:table-cell table:style-name="TableCell198">
            <text:p text:style-name="P199"/>
          </table:table-cell>
        </table:table-row>
        <text:soft-page-break/>
        <table:table-row table:style-name="TableRow200">
          <table:table-cell table:style-name="TableCell201">
            <text:p text:style-name="P202">9b</text:p>
          </table:table-cell>
          <table:table-cell table:style-name="TableCell203">
            <text:p text:style-name="P204">Les toilettes sont-elles salubres</text:p>
          </table:table-cell>
          <table:table-cell table:style-name="TableCell205">
            <text:list text:style-name="LFO2" text:continue-numbering="true">
              <text:list-item>
                <text:p text:style-name="P206">Oui</text:p>
              </text:list-item>
              <text:list-item>
                <text:p text:style-name="P207">Non</text:p>
              </text:list-item>
            </text:list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list text:style-name="LFO2" text:continue-numbering="true">
              <text:list-item>
                <text:p text:style-name="P216"/>
              </text:list-item>
            </text:list>
          </table:table-cell>
          <table:table-cell table:style-name="TableCell217">
            <text:p text:style-name="P218">Si salubre</text:p>
          </table:table-cell>
        </table:table-row>
        <table:table-row table:style-name="TableRow219">
          <table:table-cell table:style-name="TableCell220">
            <text:p text:style-name="P221">9c</text:p>
          </table:table-cell>
          <table:table-cell table:style-name="TableCell222">
            <text:p text:style-name="P223">Y a-t-il un dispositif de lavage des mains</text:p>
          </table:table-cell>
          <table:table-cell table:style-name="TableCell224">
            <text:list text:style-name="LFO2" text:continue-numbering="true">
              <text:list-item>
                <text:p text:style-name="P225">Oui</text:p>
              </text:list-item>
              <text:list-item>
                <text:p text:style-name="P226">Non</text:p>
              </text:list-item>
            </text:list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9d</text:p>
          </table:table-cell>
          <table:table-cell table:style-name="TableCell232">
            <text:p text:style-name="P233">Y a-t-il du savon</text:p>
          </table:table-cell>
          <table:table-cell table:style-name="TableCell234">
            <text:list text:style-name="LFO2" text:continue-numbering="true">
              <text:list-item>
                <text:p text:style-name="P235">Oui</text:p>
              </text:list-item>
              <text:list-item>
                <text:p text:style-name="P236">Non</text:p>
              </text:list-item>
            </text:list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list text:style-name="LFO2" text:continue-numbering="true">
              <text:list-item>
                <text:p text:style-name="P245"/>
              </text:list-item>
            </text:list>
          </table:table-cell>
          <table:table-cell table:style-name="TableCell246">
            <text:p text:style-name="P247">Si non</text:p>
          </table:table-cell>
        </table:table-row>
        <table:table-row table:style-name="TableRow248">
          <table:table-cell table:style-name="TableCell249">
            <text:p text:style-name="P250">9e</text:p>
          </table:table-cell>
          <table:table-cell table:style-name="TableCell251">
            <text:p text:style-name="P252">Quel(s) sont les désinfectant(s)<text:s/>disponible(s)</text:p>
          </table:table-cell>
          <table:table-cell table:style-name="TableCell253">
            <text:list text:style-name="LFO2" text:continue-numbering="true">
              <text:list-item>
                <text:p text:style-name="P254">Eau</text:p>
              </text:list-item>
              <text:list-item>
                <text:p text:style-name="P255">Cendre<text:s/></text:p>
              </text:list-item>
              <text:list-item>
                <text:p text:style-name="P256">Serviette non jetable</text:p>
              </text:list-item>
              <text:list-item>
                <text:p text:style-name="P257">Serviette jetable</text:p>
              </text:list-item>
              <text:list-item>
                <text:p text:style-name="P258">Rien</text:p>
              </text:list-item>
            </text:list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>Si insalubre</text:p>
          </table:table-cell>
        </table:table-row>
        <table:table-row table:style-name="TableRow270">
          <table:table-cell table:style-name="TableCell271">
            <text:p text:style-name="P272">9f</text:p>
          </table:table-cell>
          <table:table-cell table:style-name="TableCell273">
            <text:p text:style-name="P274">Les mouches peuvent-ils accéder aux fécès</text:p>
          </table:table-cell>
          <table:table-cell table:style-name="TableCell275">
            <text:list text:style-name="LFO2" text:continue-numbering="true">
              <text:list-item>
                <text:p text:style-name="P276">Oui</text:p>
              </text:list-item>
              <text:list-item>
                <text:p text:style-name="P277">Non</text:p>
              </text:list-item>
            </text:list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9g</text:p>
          </table:table-cell>
          <table:table-cell table:style-name="TableCell283">
            <text:p text:style-name="P284">Y a-t-il un dispositif de lavage des mains</text:p>
          </table:table-cell>
          <table:table-cell table:style-name="TableCell285">
            <text:list text:style-name="LFO2" text:continue-numbering="true">
              <text:list-item>
                <text:p text:style-name="P286">Oui</text:p>
              </text:list-item>
              <text:list-item>
                <text:p text:style-name="P287">Non</text:p>
              </text:list-item>
            </text:list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list text:style-name="LFO2" text:continue-numbering="true">
              <text:list-item>
                <text:p text:style-name="P296"/>
              </text:list-item>
            </text:list>
          </table:table-cell>
          <table:table-cell table:style-name="TableCell297">
            <text:p text:style-name="P298">Si oui</text:p>
          </table:table-cell>
        </table:table-row>
        <table:table-row table:style-name="TableRow299">
          <table:table-cell table:style-name="TableCell300">
            <text:p text:style-name="P301">9ga</text:p>
          </table:table-cell>
          <table:table-cell table:style-name="TableCell302">
            <text:p text:style-name="P303">Y a-t-il du savon</text:p>
          </table:table-cell>
          <table:table-cell table:style-name="TableCell304">
            <text:list text:style-name="LFO2" text:continue-numbering="true">
              <text:list-item>
                <text:p text:style-name="P305">Oui</text:p>
              </text:list-item>
              <text:list-item>
                <text:p text:style-name="P306">Non</text:p>
              </text:list-item>
            </text:list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>Si non</text:p>
          </table:table-cell>
        </table:table-row>
        <table:table-row table:style-name="TableRow318">
          <table:table-cell table:style-name="TableCell319">
            <text:p text:style-name="P320">9ga</text:p>
          </table:table-cell>
          <table:table-cell table:style-name="TableCell321">
            <text:p text:style-name="P322">Quel(s) sont les désinfectant(s) disponible(s)</text:p>
          </table:table-cell>
          <table:table-cell table:style-name="TableCell323">
            <text:list text:style-name="LFO2" text:continue-numbering="true">
              <text:list-item>
                <text:p text:style-name="P324">Eau</text:p>
              </text:list-item>
              <text:list-item>
                <text:p text:style-name="P325">Cendre<text:s/></text:p>
              </text:list-item>
              <text:list-item>
                <text:p text:style-name="P326">Serviette non jetable</text:p>
              </text:list-item>
              <text:list-item>
                <text:p text:style-name="P327">Serviette jetable</text:p>
              </text:list-item>
              <text:list-item>
                <text:p text:style-name="P328">Rien</text:p>
              </text:list-item>
            </text:list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list text:style-name="LFO2" text:continue-numbering="true">
              <text:list-item>
                <text:p text:style-name="P337"/>
              </text:list-item>
            </text:list>
          </table:table-cell>
          <table:table-cell table:style-name="TableCell338">
            <text:p text:style-name="P339">Pas de toilettes à l’école</text:p>
          </table:table-cell>
        </table:table-row>
        <table:table-row table:style-name="TableRow340">
          <table:table-cell table:style-name="TableCell341">
            <text:p text:style-name="P342">10</text:p>
          </table:table-cell>
          <table:table-cell table:style-name="TableCell343">
            <text:p text:style-name="P344">Où les enfants vont pour faire les besoins</text:p>
          </table:table-cell>
          <table:table-cell table:style-name="TableCell345">
            <text:list text:style-name="LFO2" text:continue-numbering="true">
              <text:list-item>
                <text:p text:style-name="P346">Dans les maisons d’à côté</text:p>
              </text:list-item>
              <text:list-item>
                <text:p text:style-name="P347">Chez eux</text:p>
              </text:list-item>
              <text:list-item>
                <text:p text:style-name="P348">A l’air libre<text:s/></text:p>
              </text:list-item>
              <text:list-item>
                <text:p text:style-name="P349">Autres lieux (à<text:s/>préciser)</text:p>
              </text:list-item>
            </text:list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11</text:p>
          </table:table-cell>
          <table:table-cell table:style-name="TableCell355">
            <text:p text:style-name="P356">A quelle distance se trouve le point d’eau (marigot, rivière, mare temporaire, fleuve)</text:p>
          </table:table-cell>
          <table:table-cell table:style-name="TableCell357">
            <text:list text:style-name="LFO2" text:continue-numbering="true">
              <text:list-item>
                <text:p text:style-name="P358">A moins de 1 km</text:p>
              </text:list-item>
              <text:list-item>
                <text:p text:style-name="P359">Entre 1 et 5 km</text:p>
              </text:list-item>
              <text:list-item>
                <text:p text:style-name="P360">Plus de 5 km</text:p>
              </text:list-item>
            </text:list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/>
          </table:table-cell>
          <table:table-cell table:style-name="TableCell366">
            <text:p text:style-name="P367">Ce point d’eau est-il fréquenté par les enfants</text:p>
          </table:table-cell>
          <table:table-cell table:style-name="TableCell368">
            <text:list text:style-name="LFO2" text:continue-numbering="true">
              <text:list-item>
                <text:p text:style-name="P369">Oui</text:p>
              </text:list-item>
              <text:list-item>
                <text:p text:style-name="P370">Non</text:p>
              </text:list-item>
            </text:list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>12</text:p>
          </table:table-cell>
          <table:table-cell table:style-name="TableCell376" table:number-columns-spanned="3">
            <text:p text:style-name="P377">Coordonnées géographiques</text:p>
          </table:table-cell>
          <table:covered-table-cell/>
          <table:covered-table-cell/>
        </table:table-row>
        <table:table-row table:style-name="TableRow378">
          <table:table-cell table:style-name="TableCell379">
            <text:p text:style-name="P380">13</text:p>
          </table:table-cell>
          <table:table-cell table:style-name="TableCell381" table:number-columns-spanned="3">
            <text:p text:style-name="P382">Informations<text:s/>supplémentaires</text:p>
          </table:table-cell>
          <table:covered-table-cell/>
          <table:covered-table-cell/>
        </table:table-row>
        <table:table-row table:style-name="TableRow383">
          <table:table-cell table:style-name="TableCell384" table:number-columns-spanned="4">
            <text:p text:style-name="P385">Remercier le participant</text:p>
          </table:table-cell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P386">Formulaire 2 : Participant</text:p>
      <table:table table:style-name="Table387">
        <table:table-columns>
          <table:table-column table:style-name="TableColumn388"/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N°</text:p>
          </table:table-cell>
          <table:table-cell table:style-name="TableCell395">
            <text:p text:style-name="P396">Fenêtres</text:p>
          </table:table-cell>
          <table:table-cell table:style-name="TableCell397">
            <text:p text:style-name="P398">Réponses</text:p>
          </table:table-cell>
          <table:table-cell table:style-name="TableCell399">
            <text:p text:style-name="P400">Observations</text:p>
          </table:table-cell>
        </table:table-row>
        <table:table-row table:style-name="TableRow401">
          <table:table-cell table:style-name="TableCell402">
            <text:p text:style-name="P403">1</text:p>
          </table:table-cell>
          <table:table-cell table:style-name="TableCell404">
            <text:p text:style-name="P405">Code de l’enquêteur</text:p>
          </table:table-cell>
          <table:table-cell table:style-name="TableCell406">
            <text:p text:style-name="P407">A attribuer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2</text:p>
          </table:table-cell>
          <table:table-cell table:style-name="TableCell413">
            <text:p text:style-name="P414">Liste des districts</text:p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3</text:p>
          </table:table-cell>
          <table:table-cell table:style-name="TableCell422">
            <text:p text:style-name="P423">Liste de postes de santé</text:p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4</text:p>
          </table:table-cell>
          <table:table-cell table:style-name="TableCell431">
            <text:p text:style-name="P432">Liste des écoles</text:p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5</text:p>
          </table:table-cell>
          <table:table-cell table:style-name="TableCell440">
            <text:p text:style-name="P441">Code de l’école</text:p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P450">Présentation de l’enquêteur</text:p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>6</text:p>
          </table:table-cell>
          <table:table-cell table:style-name="TableCell458">
            <text:p text:style-name="P459">Consentement de l’enfant</text:p>
          </table:table-cell>
          <table:table-cell table:style-name="TableCell460">
            <text:list text:style-name="LFO4" text:continue-numbering="true">
              <text:list-item>
                <text:p text:style-name="P461">Oui<text:s/></text:p>
              </text:list-item>
              <text:list-item>
                <text:p text:style-name="P462">Non<text:s/></text:p>
              </text:list-item>
            </text:list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>Non met fin l’enquête</text:p>
          </table:table-cell>
        </table:table-row>
        <table:table-row table:style-name="TableRow474"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>Oui</text:p>
          </table:table-cell>
        </table:table-row>
        <table:table-row table:style-name="TableRow483">
          <table:table-cell table:style-name="TableCell484">
            <text:p text:style-name="P485">7</text:p>
          </table:table-cell>
          <table:table-cell table:style-name="TableCell486">
            <text:p text:style-name="P487">Générer automatiquement le code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8</text:p>
          </table:table-cell>
          <table:table-cell table:style-name="TableCell495">
            <text:p text:style-name="P496">Age de l’enfant</text:p>
          </table:table-cell>
          <table:table-cell table:style-name="TableCell497">
            <text:p text:style-name="P498"/>
          </table:table-cell>
          <table:table-cell table:style-name="TableCell499">
            <text:p text:style-name="P500">Prendre entre<text:s/>­|8 et 14]</text:p>
          </table:table-cell>
        </table:table-row>
        <table:table-row table:style-name="TableRow501">
          <table:table-cell table:style-name="TableCell502">
            <text:p text:style-name="P503">9</text:p>
          </table:table-cell>
          <table:table-cell table:style-name="TableCell504">
            <text:p text:style-name="P505">Sexe de l’enfant</text:p>
          </table:table-cell>
          <table:table-cell table:style-name="TableCell506">
            <text:list text:style-name="LFO5" text:continue-numbering="true">
              <text:list-item>
                <text:p text:style-name="P507">M</text:p>
              </text:list-item>
              <text:list-item>
                <text:p text:style-name="P508">F</text:p>
              </text:list-item>
            </text:list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10</text:p>
          </table:table-cell>
          <table:table-cell table:style-name="TableCell514">
            <text:p text:style-name="P515">Où habite l’enfant</text:p>
          </table:table-cell>
          <table:table-cell table:style-name="TableCell516">
            <text:list text:style-name="LFO6" text:continue-numbering="true">
              <text:list-item>
                <text:p text:style-name="P517">Dans le village</text:p>
              </text:list-item>
              <text:list-item>
                <text:p text:style-name="P518">Dans un village proche (à moins de 10km)</text:p>
              </text:list-item>
              <text:list-item>
                <text:p text:style-name="P519">Dans un village situé à plus de 10 km</text:p>
              </text:list-item>
            </text:list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11</text:p>
          </table:table-cell>
          <table:table-cell table:style-name="TableCell525">
            <text:p text:style-name="P526">Depuis combien d’années l’enfant habite ce village</text:p>
          </table:table-cell>
          <table:table-cell table:style-name="TableCell527">
            <text:p text:style-name="P528"/>
          </table:table-cell>
          <table:table-cell table:style-name="TableCell529">
            <text:p text:style-name="P530">En année</text:p>
          </table:table-cell>
        </table:table-row>
        <table:table-row table:style-name="TableRow531">
          <table:table-cell table:style-name="TableCell532">
            <text:p text:style-name="P533">12</text:p>
          </table:table-cell>
          <table:table-cell table:style-name="TableCell534">
            <text:p text:style-name="P535">Est-ce vous fréquentez les mares<text:s/>d’eau (marigot, fleuve, rivière, marre d’eau temporaire, …)</text:p>
          </table:table-cell>
          <table:table-cell table:style-name="TableCell536">
            <text:list text:style-name="LFO4" text:continue-numbering="true">
              <text:list-item>
                <text:p text:style-name="P537">Oui<text:s/></text:p>
              </text:list-item>
              <text:list-item>
                <text:p text:style-name="P538">Non</text:p>
              </text:list-item>
            </text:list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>13</text:p>
          </table:table-cell>
          <table:table-cell table:style-name="TableCell544">
            <text:p text:style-name="P545">Connaissez-vous la Bilharziose ?</text:p>
          </table:table-cell>
          <table:table-cell table:style-name="TableCell546">
            <text:list text:style-name="LFO4" text:continue-numbering="true">
              <text:list-item>
                <text:p text:style-name="P547">Oui<text:s/></text:p>
              </text:list-item>
              <text:list-item>
                <text:p text:style-name="P548">Non</text:p>
              </text:list-item>
            </text:list>
          </table:table-cell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list text:style-name="LFO4" text:continue-numbering="true">
              <text:list-item>
                <text:p text:style-name="P557"/>
              </text:list-item>
            </text:list>
          </table:table-cell>
          <table:table-cell table:style-name="TableCell558">
            <text:p text:style-name="P559">Si oui</text:p>
          </table:table-cell>
        </table:table-row>
        <table:table-row table:style-name="TableRow560">
          <table:table-cell table:style-name="TableCell561">
            <text:p text:style-name="P562">13a</text:p>
          </table:table-cell>
          <table:table-cell table:style-name="TableCell563">
            <text:p text:style-name="P564">Comment se manifeste la Bilharziose ?</text:p>
          </table:table-cell>
          <table:table-cell table:style-name="TableCell565">
            <text:list text:style-name="LFO6" text:continue-numbering="true">
              <text:list-item>
                <text:p text:style-name="P566">Douleurs abdominales</text:p>
              </text:list-item>
              <text:list-item>
                <text:p text:style-name="P567">Uriné du sang</text:p>
              </text:list-item>
              <text:list-item>
                <text:p text:style-name="P568">Ne sait pas</text:p>
              </text:list-item>
            </text:list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>14</text:p>
          </table:table-cell>
          <table:table-cell table:style-name="TableCell574">
            <text:p text:style-name="P575">Est-ce que vous avez une fois<text:s/>pissé du sang ?</text:p>
          </table:table-cell>
          <table:table-cell table:style-name="TableCell576">
            <text:list text:style-name="LFO4" text:continue-numbering="true">
              <text:list-item>
                <text:p text:style-name="P577">Oui<text:s/></text:p>
              </text:list-item>
              <text:list-item>
                <text:p text:style-name="P578">Non</text:p>
              </text:list-item>
            </text:list>
          </table:table-cell>
          <table:table-cell table:style-name="TableCell579">
            <text:p text:style-name="P580"/>
          </table:table-cell>
        </table:table-row>
        <table:table-row table:style-name="TableRow581">
          <table:table-cell table:style-name="TableCell582">
            <text:p text:style-name="P583">15</text:p>
          </table:table-cell>
          <table:table-cell table:style-name="TableCell584">
            <text:p text:style-name="P585">Est-ce que présentement vous pissez du sang</text:p>
          </table:table-cell>
          <table:table-cell table:style-name="TableCell586">
            <text:list text:style-name="LFO4" text:continue-numbering="true">
              <text:list-item>
                <text:p text:style-name="P587">Oui<text:s/></text:p>
              </text:list-item>
              <text:list-item>
                <text:p text:style-name="P588">Non</text:p>
              </text:list-item>
            </text:list>
          </table:table-cell>
          <table:table-cell table:style-name="TableCell589">
            <text:p text:style-name="P590"/>
          </table:table-cell>
        </table:table-row>
        <table:table-row table:style-name="TableRow591">
          <table:table-cell table:style-name="TableCell592" table:number-columns-spanned="4">
            <text:p text:style-name="P593">Remercie l’enfant</text:p>
          </table:table-cell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94">Formulaire 3 : <text:s/>Résultat<text:s/></text:p>
      <table:table table:style-name="Table595">
        <table:table-columns>
          <table:table-column table:style-name="TableColumn596"/>
          <table:table-column table:style-name="TableColumn597"/>
          <table:table-column table:style-name="TableColumn598"/>
          <table:table-column table:style-name="TableColumn599"/>
        </table:table-columns>
        <table:table-row table:style-name="TableRow600">
          <table:table-cell table:style-name="TableCell601">
            <text:p text:style-name="P602">N°</text:p>
          </table:table-cell>
          <table:table-cell table:style-name="TableCell603">
            <text:p text:style-name="P604">Fenêtres</text:p>
          </table:table-cell>
          <table:table-cell table:style-name="TableCell605">
            <text:p text:style-name="P606">Réponses</text:p>
          </table:table-cell>
          <table:table-cell table:style-name="TableCell607">
            <text:p text:style-name="P608">Observations</text:p>
          </table:table-cell>
        </table:table-row>
        <table:table-row table:style-name="TableRow609">
          <table:table-cell table:style-name="TableCell610">
            <text:p text:style-name="P611">1</text:p>
          </table:table-cell>
          <table:table-cell table:style-name="TableCell612">
            <text:p text:style-name="P613">Code de l’enquêteur</text:p>
          </table:table-cell>
          <table:table-cell table:style-name="TableCell614">
            <text:p text:style-name="P615">A attribuer</text:p>
          </table:table-cell>
          <table:table-cell table:style-name="TableCell616">
            <text:p text:style-name="P617"/>
          </table:table-cell>
        </table:table-row>
        <table:table-row table:style-name="TableRow618">
          <table:table-cell table:style-name="TableCell619">
            <text:p text:style-name="P620">2</text:p>
          </table:table-cell>
          <table:table-cell table:style-name="TableCell621">
            <text:p text:style-name="P622">Liste des districts</text:p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3</text:p>
          </table:table-cell>
          <table:table-cell table:style-name="TableCell630">
            <text:p text:style-name="P631">Liste de postes de<text:s/>santé</text:p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P638">4</text:p>
          </table:table-cell>
          <table:table-cell table:style-name="TableCell639">
            <text:p text:style-name="P640">Liste des écoles</text:p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</table:table-row>
        <table:table-row table:style-name="TableRow645">
          <table:table-cell table:style-name="TableCell646">
            <text:p text:style-name="P647">5</text:p>
          </table:table-cell>
          <table:table-cell table:style-name="TableCell648">
            <text:p text:style-name="P649">Code de l’école</text:p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</table:table-row>
        <table:table-row table:style-name="TableRow654">
          <table:table-cell table:style-name="TableCell655">
            <text:p text:style-name="P656">6</text:p>
          </table:table-cell>
          <table:table-cell table:style-name="TableCell657">
            <text:p text:style-name="P658">Code de l’enfant</text:p>
          </table:table-cell>
          <table:table-cell table:style-name="TableCell659">
            <text:p text:style-name="P660"/>
          </table:table-cell>
          <table:table-cell table:style-name="TableCell661">
            <text:p text:style-name="P662">Si possible</text:p>
            <text:p text:style-name="P663">Code du site (3 chiffres) + code de l’enfant (3 chiffres + une lettre de l’alphabet en majuscule, quelque que soit l’emplacement de la lettre)</text:p>
          </table:table-cell>
        </table:table-row>
        <table:table-row table:style-name="TableRow664">
          <table:table-cell table:style-name="TableCell665" table:number-columns-spanned="4">
            <text:p text:style-name="P666">Résultats tests à la<text:s/>bandelette</text:p>
          </table:table-cell>
          <table:covered-table-cell/>
          <table:covered-table-cell/>
          <table:covered-table-cell/>
        </table:table-row>
        <table:table-row table:style-name="TableRow667">
          <table:table-cell table:style-name="TableCell668">
            <text:p text:style-name="P669">7</text:p>
          </table:table-cell>
          <table:table-cell table:style-name="TableCell670">
            <text:p text:style-name="P671">Graduation de la micro hématurie</text:p>
          </table:table-cell>
          <table:table-cell table:style-name="TableCell672">
            <text:list text:style-name="LFO7" text:continue-numbering="true">
              <text:list-item>
                <text:p text:style-name="P673">Négatif</text:p>
              </text:list-item>
              <text:list-item>
                <text:p text:style-name="P674">Trace non hémolysée</text:p>
              </text:list-item>
              <text:list-item>
                <text:p text:style-name="P675">Trace hémolysée</text:p>
              </text:list-item>
              <text:list-item>
                <text:p text:style-name="P676">+</text:p>
              </text:list-item>
              <text:list-item>
                <text:p text:style-name="P677">++</text:p>
              </text:list-item>
              <text:list-item>
                <text:p text:style-name="P678">+++</text:p>
              </text:list-item>
            </text:list>
          </table:table-cell>
          <table:table-cell table:style-name="TableCell679">
            <text:p text:style-name="P680"/>
          </table:table-cell>
        </table:table-row>
        <table:table-row table:style-name="TableRow681">
          <table:table-cell table:style-name="TableCell682" table:number-columns-spanned="4">
            <text:p text:style-name="P683">Résultats Kato Katz</text:p>
          </table:table-cell>
          <table:covered-table-cell/>
          <table:covered-table-cell/>
          <table:covered-table-cell/>
        </table:table-row>
        <table:table-row table:style-name="TableRow684">
          <table:table-cell table:style-name="TableCell685">
            <text:p text:style-name="P686">8</text:p>
          </table:table-cell>
          <table:table-cell table:style-name="TableCell687">
            <text:p text:style-name="P688">Mansoni nombre d’œufs lame A</text:p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</table:table-row>
        <table:table-row table:style-name="TableRow693">
          <table:table-cell table:style-name="TableCell694">
            <text:p text:style-name="P695"/>
          </table:table-cell>
          <table:table-cell table:style-name="TableCell696">
            <text:p text:style-name="P697">Mansoni nombre d’œufs lame B</text:p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</table:table-row>
        <table:table-row table:style-name="TableRow702">
          <table:table-cell table:style-name="TableCell703">
            <text:p text:style-name="P704"/>
          </table:table-cell>
          <table:table-cell table:style-name="TableCell705">
            <text:p text:style-name="P706">Mansoni nombre d’œufs par gramme de selles</text:p>
          </table:table-cell>
          <table:table-cell table:style-name="TableCell707">
            <text:p text:style-name="P708"/>
          </table:table-cell>
          <table:table-cell table:style-name="TableCell709">
            <text:p text:style-name="P710">Générer<text:s/>automatiquement</text:p>
          </table:table-cell>
        </table:table-row>
        <table:table-row table:style-name="TableRow711"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</table:table-row>
        <table:table-row table:style-name="TableRow720">
          <table:table-cell table:style-name="TableCell721">
            <text:p text:style-name="P722">9</text:p>
          </table:table-cell>
          <table:table-cell table:style-name="TableCell723">
            <text:p text:style-name="P724">Ascaris nombre d’œufs lame A</text:p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</table:table-row>
        <table:table-row table:style-name="TableRow729">
          <table:table-cell table:style-name="TableCell730">
            <text:p text:style-name="P731"/>
          </table:table-cell>
          <table:table-cell table:style-name="TableCell732">
            <text:p text:style-name="P733">Ascaris nombre d’œufs lame B</text:p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</table:table-row>
        <table:table-row table:style-name="TableRow738">
          <table:table-cell table:style-name="TableCell739">
            <text:p text:style-name="P740"/>
          </table:table-cell>
          <table:table-cell table:style-name="TableCell741">
            <text:p text:style-name="P742">Ascaris nombre d’œufs par gramme de selles</text:p>
          </table:table-cell>
          <table:table-cell table:style-name="TableCell743">
            <text:p text:style-name="P744"/>
          </table:table-cell>
          <table:table-cell table:style-name="TableCell745">
            <text:p text:style-name="P746">Générer automatiquement</text:p>
          </table:table-cell>
        </table:table-row>
        <table:table-row table:style-name="TableRow747"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</table:table-row>
        <table:table-row table:style-name="TableRow756">
          <table:table-cell table:style-name="TableCell757">
            <text:p text:style-name="P758">10</text:p>
          </table:table-cell>
          <table:table-cell table:style-name="TableCell759">
            <text:p text:style-name="P760">Ankylostome nombre d’œufs lame A</text:p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</table:table-row>
        <table:table-row table:style-name="TableRow765">
          <table:table-cell table:style-name="TableCell766">
            <text:p text:style-name="P767"/>
          </table:table-cell>
          <table:table-cell table:style-name="TableCell768">
            <text:p text:style-name="P769">Ankylostome nombre d’œufs lame B</text:p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</table:table-row>
        <table:table-row table:style-name="TableRow774">
          <table:table-cell table:style-name="TableCell775">
            <text:p text:style-name="P776"/>
          </table:table-cell>
          <table:table-cell table:style-name="TableCell777">
            <text:p text:style-name="P778">Ankylostome<text:s/>nombre d’œufs par gramme de selles A</text:p>
          </table:table-cell>
          <table:table-cell table:style-name="TableCell779">
            <text:p text:style-name="P780"/>
          </table:table-cell>
          <table:table-cell table:style-name="TableCell781">
            <text:p text:style-name="P782">Générer automatiquement</text:p>
          </table:table-cell>
        </table:table-row>
        <table:table-row table:style-name="TableRow783"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</table:table-row>
        <table:table-row table:style-name="TableRow792">
          <table:table-cell table:style-name="TableCell793">
            <text:p text:style-name="P794">11</text:p>
          </table:table-cell>
          <table:table-cell table:style-name="TableCell795">
            <text:p text:style-name="P796">Trichocéphale nombre d’œufs lame A</text:p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</table:table-row>
        <table:table-row table:style-name="TableRow801">
          <table:table-cell table:style-name="TableCell802">
            <text:p text:style-name="P803"/>
          </table:table-cell>
          <table:table-cell table:style-name="TableCell804">
            <text:p text:style-name="P805">Trichocéphale nombre d’œufs lame B</text:p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</table:table-row>
        <table:table-row table:style-name="TableRow810">
          <table:table-cell table:style-name="TableCell811">
            <text:p text:style-name="P812"/>
          </table:table-cell>
          <table:table-cell table:style-name="TableCell813">
            <text:p text:style-name="P814">Trichocéphale nombre d’œufs par gramme de selles A</text:p>
          </table:table-cell>
          <table:table-cell table:style-name="TableCell815">
            <text:p text:style-name="P816"/>
          </table:table-cell>
          <table:table-cell table:style-name="TableCell817">
            <text:p text:style-name="P818">Générer automatiquement</text:p>
          </table:table-cell>
        </table:table-row>
        <table:table-row table:style-name="TableRow819"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</table:table-row>
        <table:table-row table:style-name="TableRow828">
          <table:table-cell table:style-name="TableCell829">
            <text:p text:style-name="P830">12</text:p>
          </table:table-cell>
          <table:table-cell table:style-name="TableCell831">
            <text:p text:style-name="P832">Autres (à préciser)</text:p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</table:table-row>
        <table:table-row table:style-name="TableRow837">
          <table:table-cell table:style-name="TableCell838">
            <text:p text:style-name="P839"/>
          </table:table-cell>
          <table:table-cell table:style-name="TableCell840">
            <text:p text:style-name="P841">Nombre d’œufs lame A</text:p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</table:table-row>
        <table:table-row table:style-name="TableRow846">
          <table:table-cell table:style-name="TableCell847">
            <text:p text:style-name="P848"/>
          </table:table-cell>
          <table:table-cell table:style-name="TableCell849">
            <text:p text:style-name="P850">Nombre d’œufs lame B</text:p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</table:table-row>
        <table:table-row table:style-name="TableRow855">
          <table:table-cell table:style-name="TableCell856">
            <text:p text:style-name="P857"/>
          </table:table-cell>
          <table:table-cell table:style-name="TableCell858">
            <text:p text:style-name="P859">Nombre d’œufs par gramme de selles<text:s/></text:p>
          </table:table-cell>
          <table:table-cell table:style-name="TableCell860">
            <text:p text:style-name="P861"/>
          </table:table-cell>
          <table:table-cell table:style-name="TableCell862">
            <text:p text:style-name="P863">Générer automatiquement</text:p>
          </table:table-cell>
        </table:table-row>
        <table:table-row table:style-name="TableRow864">
          <table:table-cell table:style-name="TableCell865" table:number-columns-spanned="4">
            <text:p text:style-name="P866">Résultats filtrations</text:p>
          </table:table-cell>
          <table:covered-table-cell/>
          <table:covered-table-cell/>
          <table:covered-table-cell/>
        </table:table-row>
        <table:table-row table:style-name="TableRow867">
          <table:table-cell table:style-name="TableCell868">
            <text:p text:style-name="P869">13</text:p>
          </table:table-cell>
          <table:table-cell table:style-name="TableCell870">
            <text:p text:style-name="P871">Schistosoma hématobium</text:p>
          </table:table-cell>
          <table:table-cell table:style-name="TableCell872">
            <text:list text:style-name="LFO4" text:continue-numbering="true">
              <text:list-item>
                <text:p text:style-name="P873"/>
              </text:list-item>
            </text:list>
          </table:table-cell>
          <table:table-cell table:style-name="TableCell874">
            <text:p text:style-name="P875"/>
          </table:table-cell>
        </table:table-row>
        <table:table-row table:style-name="TableRow876">
          <table:table-cell table:style-name="TableCell877">
            <text:p text:style-name="P878"/>
          </table:table-cell>
          <table:table-cell table:style-name="TableCell879">
            <text:p text:style-name="P880">Nombre d’œufs dans 10 ml d’urine</text:p>
          </table:table-cell>
          <table:table-cell table:style-name="TableCell881">
            <text:list text:style-name="LFO4" text:continue-numbering="true">
              <text:list-item>
                <text:p text:style-name="P882"/>
              </text:list-item>
            </text:list>
          </table:table-cell>
          <table:table-cell table:style-name="TableCell883">
            <text:p text:style-name="P884"/>
          </table:table-cell>
        </table:table-row>
        <table:table-row table:style-name="TableRow885"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list text:style-name="LFO4" text:continue-numbering="true">
              <text:list-item>
                <text:p text:style-name="P891"/>
              </text:list-item>
            </text:list>
          </table:table-cell>
          <table:table-cell table:style-name="TableCell892">
            <text:p text:style-name="P893"/>
          </table:table-cell>
        </table:table-row>
        <table:table-row table:style-name="TableRow894">
          <table:table-cell table:style-name="TableCell895">
            <text:p text:style-name="P896">14</text:p>
          </table:table-cell>
          <table:table-cell table:style-name="TableCell897">
            <text:p text:style-name="P898">Note additionnelle</text:p>
          </table:table-cell>
          <table:table-cell table:style-name="TableCell899">
            <text:list text:style-name="LFO4" text:continue-numbering="true">
              <text:list-item>
                <text:p text:style-name="P900"/>
              </text:list-item>
            </text:list>
          </table:table-cell>
          <table:table-cell table:style-name="TableCell901">
            <text:p text:style-name="P90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lang Mane</meta:initial-creator>
    <dc:creator>Lenovo</dc:creator>
    <meta:creation-date>2022-05-15T21:33:00Z</meta:creation-date>
    <dc:date>2022-05-15T21:33:00Z</dc:date>
    <meta:template xlink:href="Normal" xlink:type="simple"/>
    <meta:editing-cycles>2</meta:editing-cycles>
    <meta:editing-duration>PT0S</meta:editing-duration>
    <meta:document-statistic meta:page-count="5" meta:paragraph-count="9" meta:word-count="690" meta:character-count="4617" meta:row-count="32" meta:non-whitespace-character-count="3936"/>
  </office:meta>
</office:document-meta>
</file>